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1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1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/>
    </style:style>
    <style:style style:name="P14" style:parent-style-name="Normal" style:family="paragraph">
      <style:paragraph-properties fo:margin-top="0.0694in" fo:margin-bottom="0.0694in" fo:line-height="100%"/>
    </style:style>
    <style:style style:name="T1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olumn19" style:family="table-column">
      <style:table-column-properties style:column-width="1.0847in"/>
    </style:style>
    <style:style style:name="TableColumn20" style:family="table-column">
      <style:table-column-properties style:column-width="1.218in"/>
    </style:style>
    <style:style style:name="TableColumn21" style:family="table-column">
      <style:table-column-properties style:column-width="2.4729in"/>
    </style:style>
    <style:style style:name="Table18" style:family="table">
      <style:table-properties style:width="4.7756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5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/>
    </style:style>
    <style:style style:name="P58" style:parent-style-name="Normal" style:family="paragraph">
      <style:paragraph-properties fo:margin-top="0.0694in" fo:margin-bottom="0.0694in" fo:line-height="100%"/>
    </style:style>
    <style:style style:name="T5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6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olumn63" style:family="table-column">
      <style:table-column-properties style:column-width="1.2465in"/>
    </style:style>
    <style:style style:name="TableColumn64" style:family="table-column">
      <style:table-column-properties style:column-width="1.218in"/>
    </style:style>
    <style:style style:name="TableColumn65" style:family="table-column">
      <style:table-column-properties style:column-width="3.1347in"/>
    </style:style>
    <style:style style:name="Table62" style:family="table">
      <style:table-properties style:width="5.5993in" fo:margin-left="0in" table:align="left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87" style:family="table-row">
      <style:table-row-properties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94" style:family="table-row">
      <style:table-row-properties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01" style:family="table-row">
      <style:table-row-properties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08" style:family="table-row">
      <style:table-row-properties/>
    </style:style>
    <style:style style:name="TableCell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1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/>
    </style:style>
    <style:style style:name="P116" style:parent-style-name="Normal" style:family="paragraph">
      <style:paragraph-properties fo:margin-top="0.0694in" fo:margin-bottom="0.0694in" fo:line-height="100%"/>
    </style:style>
    <style:style style:name="T11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1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1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olumn121" style:family="table-column">
      <style:table-column-properties style:column-width="1.293in"/>
    </style:style>
    <style:style style:name="TableColumn122" style:family="table-column">
      <style:table-column-properties style:column-width="0.8937in"/>
    </style:style>
    <style:style style:name="TableColumn123" style:family="table-column">
      <style:table-column-properties style:column-width="3.3937in"/>
    </style:style>
    <style:style style:name="Table120" style:family="table">
      <style:table-properties style:width="5.5805in" fo:margin-left="0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ableCell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ableRow131" style:family="table-row">
      <style:table-row-properties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38" style:family="table-row">
      <style:table-row-properties/>
    </style:style>
    <style:style style:name="TableCell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45" style:family="table-row">
      <style:table-row-properties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52" style:family="table-row">
      <style:table-row-properties/>
    </style:style>
    <style:style style:name="TableCell1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59" style:family="table-row">
      <style:table-row-properties/>
    </style:style>
    <style:style style:name="TableCell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66" style:family="table-row">
      <style:table-row-properties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7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/>
    </style:style>
    <style:style style:name="P174" style:parent-style-name="Normal" style:family="paragraph">
      <style:paragraph-properties fo:margin-top="0.0694in" fo:margin-bottom="0.0694in" fo:line-height="100%"/>
    </style:style>
    <style:style style:name="T17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7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7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olumn179" style:family="table-column">
      <style:table-column-properties style:column-width="1.0847in"/>
    </style:style>
    <style:style style:name="TableColumn180" style:family="table-column">
      <style:table-column-properties style:column-width="1.218in"/>
    </style:style>
    <style:style style:name="TableColumn181" style:family="table-column">
      <style:table-column-properties style:column-width="3.0187in"/>
    </style:style>
    <style:style style:name="Table178" style:family="table">
      <style:table-properties style:width="5.3215in" fo:margin-left="0in" table:align="left"/>
    </style:style>
    <style:style style:name="TableRow182" style:family="table-row">
      <style:table-row-properties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ableCell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8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96" style:family="table-row">
      <style:table-row-properties/>
    </style:style>
    <style:style style:name="TableCell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203" style:family="table-row">
      <style:table-row-properties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210" style:family="table-row">
      <style:table-row-properties/>
    </style:style>
    <style:style style:name="TableCell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21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/>
    </style:style>
    <style:style style:name="P218" style:parent-style-name="Normal" style:family="paragraph">
      <style:paragraph-properties fo:margin-top="0.0694in" fo:margin-bottom="0.0694in" fo:line-height="100%"/>
    </style:style>
    <style:style style:name="T21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2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2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2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olumn224" style:family="table-column">
      <style:table-column-properties style:column-width="1.0847in"/>
    </style:style>
    <style:style style:name="TableColumn225" style:family="table-column">
      <style:table-column-properties style:column-width="0.7875in"/>
    </style:style>
    <style:style style:name="TableColumn226" style:family="table-column">
      <style:table-column-properties style:column-width="3.6347in"/>
    </style:style>
    <style:style style:name="Table223" style:family="table">
      <style:table-properties style:width="5.5069in" fo:margin-left="0in" table:align="left"/>
    </style:style>
    <style:style style:name="TableRow227" style:family="table-row">
      <style:table-row-properties/>
    </style:style>
    <style:style style:name="TableCell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9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ableCell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1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ableCell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ableRow234" style:family="table-row">
      <style:table-row-properties/>
    </style:style>
    <style:style style:name="TableCell2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241" style:family="table-row">
      <style:table-row-properties/>
    </style:style>
    <style:style style:name="TableCell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248" style:family="table-row">
      <style:table-row-properties/>
    </style:style>
    <style:style style:name="TableCell2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25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/>
    </style:style>
    <style:style style:name="P25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/>
    </style:style>
    <style:style style:name="P257" style:parent-style-name="Normal" style:family="paragraph">
      <style:paragraph-properties fo:margin-top="0.0694in" fo:margin-bottom="0.0694in" fo:line-height="100%"/>
    </style:style>
    <style:style style:name="T258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25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60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26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6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6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64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26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6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6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6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6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270" style:parent-style-name="Normal" style:family="paragraph">
      <style:paragraph-properties fo:margin-top="0.0694in" fo:margin-bottom="0.0694in" fo:line-height="100%"/>
    </style:style>
    <style:style style:name="T271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27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73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27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7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7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7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78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27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8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8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8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8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284" style:parent-style-name="Normal" style:family="paragraph">
      <style:paragraph-properties fo:margin-top="0.0694in" fo:margin-bottom="0.0694in" fo:line-height="100%"/>
    </style:style>
    <style:style style:name="T285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28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87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28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8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9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91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292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29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94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9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9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9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9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9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300" style:parent-style-name="Normal" style:family="paragraph">
      <style:paragraph-properties fo:margin-top="0.0694in" fo:margin-bottom="0.0694in" fo:line-height="100%"/>
    </style:style>
    <style:style style:name="T301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30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3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30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7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30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1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1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1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31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/>
    </style:style>
    <style:style style:name="P314" style:parent-style-name="Normal" style:family="paragraph">
      <style:paragraph-properties fo:margin-top="0.0694in" fo:margin-bottom="0.0694in" fo:line-height="100%"/>
    </style:style>
    <style:style style:name="T315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31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17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31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319" style:parent-style-name="Normal" style:family="paragraph">
      <style:paragraph-properties fo:margin-top="0.0694in" fo:margin-bottom="0.0694in" fo:line-height="100%"/>
    </style:style>
    <style:style style:name="T320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32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2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32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324" style:parent-style-name="Normal" style:family="paragraph">
      <style:paragraph-properties fo:margin-top="0.0694in" fo:margin-bottom="0.0694in" fo:line-height="100%"/>
    </style:style>
    <style:style style:name="T325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32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7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32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3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33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/>
    </style:style>
    <style:style style:name="P3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8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/>
    </style:style>
    <style:style style:name="P382" style:parent-style-name="Normal" style:family="paragraph">
      <style:paragraph-properties fo:margin-top="0.0694in" fo:margin-bottom="0.0694in" fo:line-height="100%"/>
    </style:style>
    <style:style style:name="T38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4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38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6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38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8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38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0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39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392" style:parent-style-name="Normal" style:family="paragraph">
      <style:paragraph-properties fo:margin-top="0.0694in" fo:margin-bottom="0.0694in" fo:line-height="100%"/>
    </style:style>
    <style:style style:name="T39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4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39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6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39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9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40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1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40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403" style:parent-style-name="Normal" style:family="paragraph">
      <style:paragraph-properties fo:margin-top="0.0694in" fo:margin-bottom="0.0694in" fo:line-height="100%"/>
    </style:style>
    <style:style style:name="T40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5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40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7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40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9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41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11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41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1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41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41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/>
    </style:style>
  </office:automatic-styles>
  <office:body>
    <office:text text:use-soft-page-breaks="true">
      <text:p text:style-name="P1">Database Schema Mapping for the Car Servicing System</text:p>
      <text:p text:style-name="P2"><text:span text:style-name="T3">We will design a relational database schema based on the provided business problem. The schema will contain tables that capture<text:s/></text:span><text:span text:style-name="T4">information about<text:s/></text:span><text:span text:style-name="T5">customers</text:span><text:span text:style-name="T6">,<text:s/></text:span><text:span text:style-name="T7">cars</text:span><text:span text:style-name="T8">,<text:s/></text:span><text:span text:style-name="T9">services</text:span><text:span text:style-name="T10">, and<text:s/></text:span><text:span text:style-name="T11">mechanics</text:span><text:span text:style-name="T12">. Below is the database schema, followed by the ER diagram.</text:span></text:p>
      <text:p text:style-name="P13">1. Customers Table</text:p>
      <text:p text:style-name="P14"><text:span text:style-name="T15">The<text:s/></text:span><text:span text:style-name="T16">Customers</text:span><text:span text:style-name="T17"><text:s/>table holds information about customers.</text:span>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</table:table-columns>
        <table:table-header-rows>
          <table:table-row table:style-name="TableRow22">
            <table:table-cell table:style-name="TableCell23">
              <text:p text:style-name="P24">Column Name</text:p>
            </table:table-cell>
            <table:table-cell table:style-name="TableCell25">
              <text:p text:style-name="P26">Data Type</text:p>
            </table:table-cell>
            <table:table-cell table:style-name="TableCell27">
              <text:p text:style-name="P28">Description</text:p>
            </table:table-cell>
          </table:table-row>
        </table:table-header-rows>
        <table:table-row table:style-name="TableRow29">
          <table:table-cell table:style-name="TableCell30">
            <text:p text:style-name="P31">customer_id</text:p>
          </table:table-cell>
          <table:table-cell table:style-name="TableCell32">
            <text:p text:style-name="P33">INT (PK)</text:p>
          </table:table-cell>
          <table:table-cell table:style-name="TableCell34">
            <text:p text:style-name="P35">Unique<text:s/>identifier for each customer.</text:p>
          </table:table-cell>
        </table:table-row>
        <table:table-row table:style-name="TableRow36">
          <table:table-cell table:style-name="TableCell37">
            <text:p text:style-name="P38">name</text:p>
          </table:table-cell>
          <table:table-cell table:style-name="TableCell39">
            <text:p text:style-name="P40">VARCHAR(255)</text:p>
          </table:table-cell>
          <table:table-cell table:style-name="TableCell41">
            <text:p text:style-name="P42">Customer's full name.</text:p>
          </table:table-cell>
        </table:table-row>
        <table:table-row table:style-name="TableRow43">
          <table:table-cell table:style-name="TableCell44">
            <text:p text:style-name="P45">email_address</text:p>
          </table:table-cell>
          <table:table-cell table:style-name="TableCell46">
            <text:p text:style-name="P47">VARCHAR(255)</text:p>
          </table:table-cell>
          <table:table-cell table:style-name="TableCell48">
            <text:p text:style-name="P49">Customer's email address.</text:p>
          </table:table-cell>
        </table:table-row>
        <table:table-row table:style-name="TableRow50">
          <table:table-cell table:style-name="TableCell51">
            <text:p text:style-name="P52">phone_number</text:p>
          </table:table-cell>
          <table:table-cell table:style-name="TableCell53">
            <text:p text:style-name="P54">VARCHAR(15)</text:p>
          </table:table-cell>
          <table:table-cell table:style-name="TableCell55">
            <text:p text:style-name="P56">Customer's phone number.</text:p>
          </table:table-cell>
        </table:table-row>
      </table:table>
      <text:p text:style-name="P57">2. Cars Table</text:p>
      <text:p text:style-name="P58"><text:span text:style-name="T59">The<text:s/></text:span><text:span text:style-name="T60">Cars</text:span><text:span text:style-name="T61"><text:s/>table holds information about the cars.</text:span></text:p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</table:table-columns>
        <table:table-header-rows>
          <table:table-row table:style-name="TableRow66">
            <table:table-cell table:style-name="TableCell67">
              <text:p text:style-name="P68">Column Name</text:p>
            </table:table-cell>
            <table:table-cell table:style-name="TableCell69">
              <text:p text:style-name="P70">Data<text:s/>Type</text:p>
            </table:table-cell>
            <table:table-cell table:style-name="TableCell71">
              <text:p text:style-name="P72">Description</text:p>
            </table:table-cell>
          </table:table-row>
        </table:table-header-rows>
        <table:table-row table:style-name="TableRow73">
          <table:table-cell table:style-name="TableCell74">
            <text:p text:style-name="P75">car_id</text:p>
          </table:table-cell>
          <table:table-cell table:style-name="TableCell76">
            <text:p text:style-name="P77">INT (PK)</text:p>
          </table:table-cell>
          <table:table-cell table:style-name="TableCell78">
            <text:p text:style-name="P79">Unique identifier for each car.</text:p>
          </table:table-cell>
        </table:table-row>
        <table:table-row table:style-name="TableRow80">
          <table:table-cell table:style-name="TableCell81">
            <text:p text:style-name="P82">reg_no</text:p>
          </table:table-cell>
          <table:table-cell table:style-name="TableCell83">
            <text:p text:style-name="P84">VARCHAR(15)</text:p>
          </table:table-cell>
          <table:table-cell table:style-name="TableCell85">
            <text:p text:style-name="P86">Car's registration number.</text:p>
          </table:table-cell>
        </table:table-row>
        <table:table-row table:style-name="TableRow87">
          <table:table-cell table:style-name="TableCell88">
            <text:p text:style-name="P89">make</text:p>
          </table:table-cell>
          <table:table-cell table:style-name="TableCell90">
            <text:p text:style-name="P91">VARCHAR(100)</text:p>
          </table:table-cell>
          <table:table-cell table:style-name="TableCell92">
            <text:p text:style-name="P93">Make of the car (e.g., Toyota, Ford).</text:p>
          </table:table-cell>
        </table:table-row>
        <table:table-row table:style-name="TableRow94">
          <table:table-cell table:style-name="TableCell95">
            <text:p text:style-name="P96">model</text:p>
          </table:table-cell>
          <table:table-cell table:style-name="TableCell97">
            <text:p text:style-name="P98">VARCHAR(100)</text:p>
          </table:table-cell>
          <table:table-cell table:style-name="TableCell99">
            <text:p text:style-name="P100">Model of the car.</text:p>
          </table:table-cell>
        </table:table-row>
        <table:table-row table:style-name="TableRow101">
          <table:table-cell table:style-name="TableCell102">
            <text:p text:style-name="P103">manufacture_date</text:p>
          </table:table-cell>
          <table:table-cell table:style-name="TableCell104">
            <text:p text:style-name="P105">DATE</text:p>
          </table:table-cell>
          <table:table-cell table:style-name="TableCell106">
            <text:p text:style-name="P107">Date the car<text:s/>was manufactured.</text:p>
          </table:table-cell>
        </table:table-row>
        <table:table-row table:style-name="TableRow108">
          <table:table-cell table:style-name="TableCell109">
            <text:p text:style-name="P110">customer_id</text:p>
          </table:table-cell>
          <table:table-cell table:style-name="TableCell111">
            <text:p text:style-name="P112">INT (FK)</text:p>
          </table:table-cell>
          <table:table-cell table:style-name="TableCell113">
            <text:p text:style-name="P114">The customer who owns the car (foreign key).</text:p>
          </table:table-cell>
        </table:table-row>
      </table:table>
      <text:p text:style-name="P115">3. Services Table</text:p>
      <text:p text:style-name="P116"><text:span text:style-name="T117">The<text:s/></text:span><text:span text:style-name="T118">Services</text:span><text:span text:style-name="T119"><text:s/>table holds information about each service.</text:span></text:p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</table:table-columns>
        <table:table-header-rows>
          <table:table-row table:style-name="TableRow124">
            <table:table-cell table:style-name="TableCell125">
              <text:p text:style-name="P126">Column Name</text:p>
            </table:table-cell>
            <table:table-cell table:style-name="TableCell127">
              <text:p text:style-name="P128">Data Type</text:p>
            </table:table-cell>
            <table:table-cell table:style-name="TableCell129">
              <text:p text:style-name="P130">Description</text:p>
            </table:table-cell>
          </table:table-row>
        </table:table-header-rows>
        <table:table-row table:style-name="TableRow131">
          <table:table-cell table:style-name="TableCell132">
            <text:p text:style-name="P133">service_id</text:p>
          </table:table-cell>
          <table:table-cell table:style-name="TableCell134">
            <text:p text:style-name="P135">INT (PK)</text:p>
          </table:table-cell>
          <table:table-cell table:style-name="TableCell136">
            <text:p text:style-name="P137">Unique identifier for each service.</text:p>
          </table:table-cell>
        </table:table-row>
        <table:table-row table:style-name="TableRow138">
          <table:table-cell table:style-name="TableCell139">
            <text:p text:style-name="P140">drop_off_datetime</text:p>
          </table:table-cell>
          <table:table-cell table:style-name="TableCell141">
            <text:p text:style-name="P142">DATETIME</text:p>
          </table:table-cell>
          <table:table-cell table:style-name="TableCell143">
            <text:p text:style-name="P144">Date and time the car was dropped off for service.</text:p>
          </table:table-cell>
        </table:table-row>
        <table:table-row table:style-name="TableRow145">
          <table:table-cell table:style-name="TableCell146">
            <text:p text:style-name="P147">description</text:p>
          </table:table-cell>
          <table:table-cell table:style-name="TableCell148">
            <text:p text:style-name="P149">TEXT</text:p>
          </table:table-cell>
          <table:table-cell table:style-name="TableCell150">
            <text:p text:style-name="P151">Description of the work to be done.</text:p>
          </table:table-cell>
        </table:table-row>
        <table:table-row table:style-name="TableRow152">
          <table:table-cell table:style-name="TableCell153">
            <text:p text:style-name="P154">mileage</text:p>
          </table:table-cell>
          <table:table-cell table:style-name="TableCell155">
            <text:p text:style-name="P156">INT</text:p>
          </table:table-cell>
          <table:table-cell table:style-name="TableCell157">
            <text:p text:style-name="P158">Mileage of the car at the time of service.</text:p>
          </table:table-cell>
        </table:table-row>
        <table:table-row table:style-name="TableRow159">
          <table:table-cell table:style-name="TableCell160">
            <text:p text:style-name="P161">next_service_date</text:p>
          </table:table-cell>
          <table:table-cell table:style-name="TableCell162">
            <text:p text:style-name="P163">DATE</text:p>
          </table:table-cell>
          <table:table-cell table:style-name="TableCell164">
            <text:p text:style-name="P165">Date for the next scheduled service.</text:p>
          </table:table-cell>
        </table:table-row>
        <table:table-row table:style-name="TableRow166">
          <table:table-cell table:style-name="TableCell167">
            <text:p text:style-name="P168">car_id</text:p>
          </table:table-cell>
          <table:table-cell table:style-name="TableCell169">
            <text:p text:style-name="P170">INT (FK)</text:p>
          </table:table-cell>
          <table:table-cell table:style-name="TableCell171">
            <text:p text:style-name="P172">The car associated with the service (foreign key).</text:p>
          </table:table-cell>
        </table:table-row>
      </table:table>
      <text:p text:style-name="P173">4. Mechanics Table</text:p>
      <text:p text:style-name="P174"><text:span text:style-name="T175">The<text:s/></text:span><text:span text:style-name="T176">Mechanics</text:span><text:span text:style-name="T177"><text:s/>table holds information about each mechanic.</text:span></text:p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</table:table-columns>
        <table:table-header-rows>
          <table:table-row table:style-name="TableRow182">
            <table:table-cell table:style-name="TableCell183">
              <text:p text:style-name="P184">Column Name</text:p>
            </table:table-cell>
            <table:table-cell table:style-name="TableCell185">
              <text:p text:style-name="P186">Data Type</text:p>
            </table:table-cell>
            <table:table-cell table:style-name="TableCell187">
              <text:p text:style-name="P188">Description</text:p>
            </table:table-cell>
          </table:table-row>
        </table:table-header-rows>
        <table:table-row table:style-name="TableRow189">
          <table:table-cell table:style-name="TableCell190">
            <text:p text:style-name="P191">mechanic_id</text:p>
          </table:table-cell>
          <table:table-cell table:style-name="TableCell192">
            <text:p text:style-name="P193">INT (PK)</text:p>
          </table:table-cell>
          <table:table-cell table:style-name="TableCell194">
            <text:p text:style-name="P195">Unique identifier for each mechanic.</text:p>
          </table:table-cell>
        </table:table-row>
        <table:table-row table:style-name="TableRow196">
          <table:table-cell table:style-name="TableCell197">
            <text:p text:style-name="P198">name</text:p>
          </table:table-cell>
          <table:table-cell table:style-name="TableCell199">
            <text:p text:style-name="P200">VARCHAR(255)</text:p>
          </table:table-cell>
          <table:table-cell table:style-name="TableCell201">
            <text:p text:style-name="P202">Mechanic's full name.</text:p>
          </table:table-cell>
        </table:table-row>
        <table:table-row table:style-name="TableRow203">
          <table:table-cell table:style-name="TableCell204">
            <text:p text:style-name="P205">phone_number</text:p>
          </table:table-cell>
          <table:table-cell table:style-name="TableCell206">
            <text:p text:style-name="P207">VARCHAR(15)</text:p>
          </table:table-cell>
          <table:table-cell table:style-name="TableCell208">
            <text:p text:style-name="P209">Mechanic's phone number.</text:p>
          </table:table-cell>
        </table:table-row>
        <table:table-row table:style-name="TableRow210">
          <table:table-cell table:style-name="TableCell211">
            <text:p text:style-name="P212">grade</text:p>
          </table:table-cell>
          <table:table-cell table:style-name="TableCell213">
            <text:p text:style-name="P214">VARCHAR(50)</text:p>
          </table:table-cell>
          <table:table-cell table:style-name="TableCell215">
            <text:p text:style-name="P216">Grade of the mechanic (e.g., Junior, Senior).</text:p>
          </table:table-cell>
        </table:table-row>
      </table:table>
      <text:p text:style-name="P217">5. Service Mechanics Table</text:p>
      <text:soft-page-break/>
      <text:p text:style-name="P218"><text:span text:style-name="T219">The<text:s/></text:span><text:span text:style-name="T220">Service_Mechanics</text:span><text:span text:style-name="T221"><text:s/>table holds information about which mechanics worked on which servic</text:span><text:span text:style-name="T222">es, as multiple mechanics may work on one service.</text:span></text:p>
      <table:table table:style-name="Table223">
        <table:table-columns>
          <table:table-column table:style-name="TableColumn224"/>
          <table:table-column table:style-name="TableColumn225"/>
          <table:table-column table:style-name="TableColumn226"/>
        </table:table-columns>
        <table:table-header-rows>
          <table:table-row table:style-name="TableRow227">
            <table:table-cell table:style-name="TableCell228">
              <text:p text:style-name="P229">Column Name</text:p>
            </table:table-cell>
            <table:table-cell table:style-name="TableCell230">
              <text:p text:style-name="P231">Data Type</text:p>
            </table:table-cell>
            <table:table-cell table:style-name="TableCell232">
              <text:p text:style-name="P233">Description</text:p>
            </table:table-cell>
          </table:table-row>
        </table:table-header-rows>
        <table:table-row table:style-name="TableRow234">
          <table:table-cell table:style-name="TableCell235">
            <text:p text:style-name="P236">service_id</text:p>
          </table:table-cell>
          <table:table-cell table:style-name="TableCell237">
            <text:p text:style-name="P238">INT (FK)</text:p>
          </table:table-cell>
          <table:table-cell table:style-name="TableCell239">
            <text:p text:style-name="P240">The service ID (foreign key).</text:p>
          </table:table-cell>
        </table:table-row>
        <table:table-row table:style-name="TableRow241">
          <table:table-cell table:style-name="TableCell242">
            <text:p text:style-name="P243">mechanic_id</text:p>
          </table:table-cell>
          <table:table-cell table:style-name="TableCell244">
            <text:p text:style-name="P245">INT (FK)</text:p>
          </table:table-cell>
          <table:table-cell table:style-name="TableCell246">
            <text:p text:style-name="P247">The mechanic ID (foreign key).</text:p>
          </table:table-cell>
        </table:table-row>
        <table:table-row table:style-name="TableRow248">
          <table:table-cell table:style-name="TableCell249">
            <text:p text:style-name="P250">time_spent</text:p>
          </table:table-cell>
          <table:table-cell table:style-name="TableCell251">
            <text:p text:style-name="P252">INT</text:p>
          </table:table-cell>
          <table:table-cell table:style-name="TableCell253">
            <text:p text:style-name="P254">Time spent by the mechanic on the service (in<text:s/>hours).</text:p>
          </table:table-cell>
        </table:table-row>
      </table:table>
      <text:p text:style-name="P255">ER Diagram</text:p>
      <text:p text:style-name="P256">Here is how the entities relate to each other:</text:p>
      <text:list text:style-name="LFO1" text:continue-numbering="true">
        <text:list-item>
          <text:p text:style-name="P257"><text:span text:style-name="T258">Customers</text:span><text:span text:style-name="T259"><text:s/>and<text:s/></text:span><text:span text:style-name="T260">Cars</text:span><text:span text:style-name="T261">: A customer can own many cars, but each car belongs to only one customer.</text:span><text:span text:style-name="T262"><text:line-break/></text:span><text:span text:style-name="T263">→<text:s/></text:span><text:span text:style-name="T264">1 to many</text:span><text:span text:style-name="T265"><text:s/>relationship between<text:s/></text:span><text:span text:style-name="T266">Customers</text:span><text:span text:style-name="T267"><text:s/>and<text:s/></text:span><text:span text:style-name="T268">Cars</text:span><text:span text:style-name="T269">.</text:span></text:p>
        </text:list-item>
        <text:list-item>
          <text:p text:style-name="P270"><text:span text:style-name="T271">Cars</text:span><text:span text:style-name="T272"><text:s/>and<text:s/></text:span><text:span text:style-name="T273">Services</text:span><text:span text:style-name="T274">: A car can have many<text:s/></text:span><text:span text:style-name="T275">services over time, but each service is associated with exactly one car.</text:span><text:span text:style-name="T276"><text:line-break/></text:span><text:span text:style-name="T277">→<text:s/></text:span><text:span text:style-name="T278">1 to many</text:span><text:span text:style-name="T279"><text:s/>relationship between<text:s/></text:span><text:span text:style-name="T280">Cars</text:span><text:span text:style-name="T281"><text:s/>and<text:s/></text:span><text:span text:style-name="T282">Services</text:span><text:span text:style-name="T283">.</text:span></text:p>
        </text:list-item>
        <text:list-item>
          <text:p text:style-name="P284"><text:span text:style-name="T285">Services</text:span><text:span text:style-name="T286"><text:s/>and<text:s/></text:span><text:span text:style-name="T287">Mechanics</text:span><text:span text:style-name="T288">: A service can be performed by one or more mechanics, and each mechanic can work on many services.</text:span><text:span text:style-name="T289"><text:line-break/></text:span><text:span text:style-name="T290">→<text:s/></text:span><text:span text:style-name="T291">Many to</text:span><text:span text:style-name="T292"><text:s/>many</text:span><text:span text:style-name="T293"><text:s/>relationship between<text:s/></text:span><text:span text:style-name="T294">Services</text:span><text:span text:style-name="T295"><text:s/>and<text:s/></text:span><text:span text:style-name="T296">Mechanics</text:span><text:span text:style-name="T297">, which is implemented via the<text:s/></text:span><text:span text:style-name="T298">Service_Mechanics</text:span><text:span text:style-name="T299"><text:s/>table.</text:span></text:p>
        </text:list-item>
        <text:list-item>
          <text:p text:style-name="P300"><text:span text:style-name="T301">Mechanics</text:span><text:span text:style-name="T302"><text:s/>and<text:s/></text:span><text:span text:style-name="T303">Services</text:span><text:span text:style-name="T304">: Each mechanic works on many services.</text:span><text:span text:style-name="T305"><text:line-break/></text:span><text:span text:style-name="T306">→<text:s/></text:span><text:span text:style-name="T307">Many to many</text:span><text:span text:style-name="T308"><text:s/>relationship between<text:s/></text:span><text:span text:style-name="T309">Services</text:span><text:span text:style-name="T310"><text:s/>and<text:s/></text:span><text:span text:style-name="T311">Mechanics</text:span><text:span text:style-name="T312">.</text:span></text:p>
        </text:list-item>
      </text:list>
      <text:p text:style-name="P313">ER Diagram Description</text:p>
      <text:list text:style-name="LFO2" text:continue-numbering="true">
        <text:list-item>
          <text:p text:style-name="P314"><text:span text:style-name="T315">Customer</text:span><text:span text:style-name="T316"><text:s/>(1) → (many)<text:s/></text:span><text:span text:style-name="T317">Car</text:span><text:span text:style-name="T318"><text:s/>(one-to-many)</text:span></text:p>
        </text:list-item>
        <text:list-item>
          <text:p text:style-name="P319"><text:span text:style-name="T320">Car</text:span><text:span text:style-name="T321"><text:s/>(1) → (many)<text:s/></text:span><text:span text:style-name="T322">Service</text:span><text:span text:style-name="T323"><text:s/>(one-to-many)</text:span></text:p>
        </text:list-item>
        <text:list-item>
          <text:p text:style-name="P324"><text:span text:style-name="T325">Service</text:span><text:span text:style-name="T326"><text:s/>(many) → (many)<text:s/></text:span><text:span text:style-name="T327">Mechanic</text:span><text:span text:style-name="T328"><text:s/>(many-to-many through<text:s/></text:span><text:span text:style-name="T329">Service_Mechanics</text:span><text:span text:style-name="T330">)</text:span></text:p>
        </text:list-item>
      </text:list>
      <text:p text:style-name="P331">SQL Schema Code</text:p>
      <text:p text:style-name="P332">sql</text:p>
      <text:p text:style-name="P333">Copy code</text:p>
      <text:p text:style-name="P334">-- Customers table</text:p>
      <text:p text:style-name="P335">CREATE TABLE Customers (</text:p>
      <text:p text:style-name="P336"><text:s text:c="4"/>customer_id INT PRIMARY<text:s/>KEY AUTO_INCREMENT,</text:p>
      <text:p text:style-name="P337"><text:s text:c="4"/>name VARCHAR(255),</text:p>
      <text:p text:style-name="P338"><text:s text:c="4"/>email_address VARCHAR(255),</text:p>
      <text:p text:style-name="P339"><text:s text:c="4"/>phone_number VARCHAR(15)</text:p>
      <text:p text:style-name="P340">);</text:p>
      <text:p text:style-name="P341"/>
      <text:p text:style-name="P342">-- Cars table</text:p>
      <text:p text:style-name="P343">CREATE TABLE Cars (</text:p>
      <text:p text:style-name="P344"><text:s text:c="4"/>car_id INT PRIMARY KEY AUTO_INCREMENT,</text:p>
      <text:p text:style-name="P345"><text:s text:c="4"/>registration_no VARCHAR(15),</text:p>
      <text:p text:style-name="P346"><text:s text:c="4"/>make VARCHAR(100),</text:p>
      <text:p text:style-name="P347"><text:s text:c="4"/>model VARCHAR(100),</text:p>
      <text:p text:style-name="P348"><text:s text:c="4"/>manufacture_date DATE,</text:p>
      <text:p text:style-name="P349"><text:s text:c="4"/>customer_id INT,</text:p>
      <text:p text:style-name="P350"><text:s text:c="4"/>FOREIGN KEY (customer_id) REFERENCES Customers(customer_id)</text:p>
      <text:soft-page-break/>
      <text:p text:style-name="P351">);</text:p>
      <text:p text:style-name="P352"/>
      <text:p text:style-name="P353">-- Services table</text:p>
      <text:p text:style-name="P354">CREATE TABLE Services (</text:p>
      <text:p text:style-name="P355"><text:s text:c="4"/>service_id INT PRIMARY KEY AUTO_INCREMENT,</text:p>
      <text:p text:style-name="P356"><text:s text:c="4"/>drop_off_datetime DATETIME,</text:p>
      <text:p text:style-name="P357"><text:s text:c="4"/>description TEXT,</text:p>
      <text:p text:style-name="P358"><text:s text:c="4"/>mileage INT,</text:p>
      <text:p text:style-name="P359"><text:s text:c="4"/>next_service_date DATE,</text:p>
      <text:p text:style-name="P360"><text:s text:c="4"/>car_id INT,</text:p>
      <text:p text:style-name="P361"><text:s text:c="4"/>FOREIGN KEY (car_id) REFERENCES Cars(car_id)</text:p>
      <text:p text:style-name="P362">);</text:p>
      <text:p text:style-name="P363"/>
      <text:p text:style-name="P364">-- Mechanics table</text:p>
      <text:p text:style-name="P365">CREATE TABLE Mechanics (</text:p>
      <text:p text:style-name="P366"><text:s text:c="4"/>mechanic_id INT PRIMARY KEY AUTO_INCREMENT,</text:p>
      <text:p text:style-name="P367"><text:s text:c="4"/>name VARCHAR(255),</text:p>
      <text:p text:style-name="P368"><text:s text:c="4"/>phone_number VARCHAR(15),</text:p>
      <text:p text:style-name="P369"><text:s text:c="4"/>grade VARCHAR(50)</text:p>
      <text:p text:style-name="P370">);</text:p>
      <text:p text:style-name="P371"/>
      <text:p text:style-name="P372">-- Service_Mechanics table (to handle the many-to-many relationship)</text:p>
      <text:p text:style-name="P373">CREATE TABLE Service_Mechanics (</text:p>
      <text:p text:style-name="P374"><text:s text:c="4"/>service_id INT,</text:p>
      <text:p text:style-name="P375"><text:s text:c="4"/>mechanic_id INT,</text:p>
      <text:p text:style-name="P376"><text:s text:c="4"/>time_spent INT,</text:p>
      <text:p text:style-name="P377"><text:s text:c="4"/>PRIMARY KEY (service_id, mechanic_id),</text:p>
      <text:p text:style-name="P378"><text:s text:c="4"/>FOREIGN KEY (service_id) REFERENCES Services(service_id),</text:p>
      <text:p text:style-name="P379"><text:s text:c="4"/>FOREIGN KEY (mechanic_id) REFERENCES Mechanics(mechanic_id)</text:p>
      <text:p text:style-name="P380">);</text:p>
      <text:p text:style-name="P381">Relationships Summary:</text:p>
      <text:list text:style-name="LFO3" text:continue-numbering="true">
        <text:list-item>
          <text:p text:style-name="P382"><text:span text:style-name="T383">A<text:s/></text:span><text:span text:style-name="T384">Customer</text:span><text:span text:style-name="T385"><text:s/>can have<text:s/></text:span><text:span text:style-name="T386">many cars</text:span><text:span text:style-name="T387"><text:s/>but each<text:s/></text:span><text:span text:style-name="T388">Car</text:span><text:span text:style-name="T389"><text:s/>belongs to one<text:s/></text:span><text:span text:style-name="T390">Customer</text:span><text:span text:style-name="T391">.</text:span></text:p>
        </text:list-item>
        <text:list-item>
          <text:p text:style-name="P392"><text:span text:style-name="T393">A<text:s/></text:span><text:span text:style-name="T394">Car</text:span><text:span text:style-name="T395"><text:s/>can have<text:s/></text:span><text:span text:style-name="T396">many services</text:span><text:span text:style-name="T397"><text:s/>but<text:s/></text:span><text:span text:style-name="T398">each<text:s/></text:span><text:span text:style-name="T399">Service</text:span><text:span text:style-name="T400"><text:s/>is linked to one<text:s/></text:span><text:span text:style-name="T401">Car</text:span><text:span text:style-name="T402">.</text:span></text:p>
        </text:list-item>
        <text:list-item>
          <text:p text:style-name="P403"><text:span text:style-name="T404">A<text:s/></text:span><text:span text:style-name="T405">Service</text:span><text:span text:style-name="T406"><text:s/>can involve<text:s/></text:span><text:span text:style-name="T407">many mechanics</text:span><text:span text:style-name="T408"><text:s/>and a<text:s/></text:span><text:span text:style-name="T409">Mechanic</text:span><text:span text:style-name="T410"><text:s/>can work on<text:s/></text:span><text:span text:style-name="T411">many services</text:span><text:span text:style-name="T412">, managed via the<text:s/></text:span><text:span text:style-name="T413">Service_Mechanics</text:span><text:span text:style-name="T414"><text:s/>table.</text:span></text:p>
        </text:list-item>
      </text:list>
      <text:p text:style-name="P415">This schema and ER diagram should provide a solid foundation for the car servicing company's web-based system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comment" style:display-name="hljs-comment" style:family="text" style:parent-style-name="DefaultParagraphFont"/>
    <style:style style:name="hljs-keyword" style:display-name="hljs-keyword" style:family="text" style:parent-style-name="DefaultParagraphFont"/>
    <style:style style:name="hljs-type" style:display-name="hljs-type" style:family="text" style:parent-style-name="DefaultParagraphFont"/>
    <style:style style:name="hljs-number" style:display-name="hljs-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4-11-21T09:17:00Z</meta:creation-date>
    <dc:date>2024-11-23T01:20:00Z</dc:date>
    <meta:template xlink:href="Normal" xlink:type="simple"/>
    <meta:editing-cycles>2</meta:editing-cycles>
    <meta:editing-duration>PT26700S</meta:editing-duration>
    <meta:document-statistic meta:page-count="3" meta:paragraph-count="9" meta:word-count="709" meta:character-count="4744" meta:row-count="33" meta:non-whitespace-character-count="4044"/>
  </office:meta>
</office:document-meta>
</file>